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0.33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7cm" svg:y1="13.165cm" svg:x2="21.112cm" svg:y2="13.165cm">
          <text:p/>
        </draw:line>
        <draw:rect draw:style-name="gr2" draw:text-style-name="P1" draw:layer="layout" svg:width="4.77cm" svg:height="3.036cm" svg:x="20.851cm" svg:y="11.344cm">
          <text:p text:style-name="P1">Teas</text:p>
        </draw:rect>
        <draw:rect draw:style-name="gr2" draw:text-style-name="P1" draw:layer="layout" svg:width="4.77cm" svg:height="3.035cm" svg:x="4.2cm" svg:y="11.865cm">
          <text:p text:style-name="P1">Orders</text:p>
          <text:p text:style-name="P1"/>
        </draw:rect>
        <draw:rect draw:style-name="gr2" draw:text-style-name="P1" draw:layer="layout" svg:width="4.77cm" svg:height="3.035cm" svg:x="4.2cm" svg:y="5.794cm">
          <text:p text:style-name="P1">Customers</text:p>
        </draw:rect>
        <draw:custom-shape draw:style-name="gr3" draw:text-style-name="P1" draw:layer="layout" svg:width="5.637cm" svg:height="3.123cm" svg:x="11.919cm" svg:y="11.604cm">
          <text:p text:style-name="P1">OrdersTeas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3.567cm" svg:height="0.963cm" svg:x="13.5cm" svg:y="26.5cm">
          <draw:text-box>
            <text:p>Line items </text:p>
          </draw:text-box>
        </draw:frame>
        <draw:frame draw:style-name="gr5" draw:layer="layout" svg:width="0.502cm" svg:height="1.204cm" svg:x="23.453cm" svg:y="8.742cm">
          <draw:text-box>
            <text:p/>
          </draw:text-box>
        </draw:frame>
        <draw:frame draw:style-name="gr6" draw:layer="layout" svg:width="1.209cm" svg:height="0.963cm" svg:x="5.067cm" svg:y="11.029cm">
          <draw:text-box>
            <text:p>M </text:p>
          </draw:text-box>
        </draw:frame>
        <draw:frame draw:style-name="gr7" draw:layer="layout" svg:width="0.74cm" svg:height="0.963cm" svg:x="5.195cm" svg:y="8.861cm">
          <draw:text-box>
            <text:p>1</text:p>
          </draw:text-box>
        </draw:frame>
        <draw:frame draw:style-name="gr8" draw:layer="layout" svg:width="1.031cm" svg:height="0.963cm" svg:x="17.182cm" svg:y="12.33cm">
          <draw:text-box>
            <text:p>M</text:p>
          </draw:text-box>
        </draw:frame>
        <draw:frame draw:style-name="gr8" draw:layer="layout" svg:width="1.031cm" svg:height="0.963cm" svg:x="11.138cm" svg:y="12.33cm">
          <draw:text-box>
            <text:p>M</text:p>
          </draw:text-box>
        </draw:frame>
        <draw:frame draw:style-name="gr7" draw:layer="layout" svg:width="1.127cm" svg:height="0.963cm" svg:x="8.97cm" svg:y="12.33cm">
          <draw:text-box>
            <text:p>1</text:p>
          </draw:text-box>
        </draw:frame>
        <draw:frame draw:style-name="gr9" draw:layer="layout" svg:width="0.853cm" svg:height="0.963cm" svg:x="20.244cm" svg:y="12.298cm">
          <draw:text-box>
            <text:p>1</text:p>
          </draw:text-box>
        </draw:frame>
        <draw:frame draw:style-name="gr5" draw:layer="layout" svg:width="0.502cm" svg:height="1.204cm" svg:x="11.832cm" svg:y="5.1cm">
          <draw:text-box>
            <text:p/>
          </draw:text-box>
        </draw:frame>
        <draw:line draw:style-name="gr1" draw:text-style-name="P1" draw:layer="layout" svg:x1="6.715cm" svg:y1="8.829cm" svg:x2="6.715cm" svg:y2="11.864cm">
          <text:p/>
        </draw:line>
        <draw:frame draw:style-name="gr10" draw:text-style-name="P2" draw:layer="layout" svg:width="10.836cm" svg:height="1.348cm" svg:x="9.664cm" svg:y="1.152cm">
          <draw:text-box>
            <text:p><text:span text:style-name="T1">Conceptual Data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9H13M31S</meta:editing-duration>
    <meta:editing-cycles>14</meta:editing-cycles>
    <meta:generator>OpenOffice/4.1.8$Win32 OpenOffice.org_project/418m3$Build-9803</meta:generator>
    <dc:date>2021-05-25T23:26:36.79</dc:date>
    <dc:creator>Xiaojing Shi</dc:creator>
    <meta:document-statistic meta:object-count="16"/>
  </office:meta>
</office:document-meta>
</file>